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3"/>
    <style:style style:name="P3" style:family="paragraph" style:parent-style-name="Text_20_body">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ext_20_body" style:list-style-name="L3">
      <style:paragraph-properties fo:margin-top="0cm" fo:margin-bottom="0cm"/>
    </style:style>
    <style:style style:name="P6" style:family="paragraph" style:parent-style-name="Text_20_body" style:list-style-name="L2">
      <style:paragraph-properties fo:margin-top="0cm" fo:margin-bottom="0.199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131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SUMEN FOL UD9</text:h>
      <text:p text:style-name="Text_20_body">Al final nuestro ciclo formativo se nos plantea la duda de qué hacer ahora. Ante esta pregunta debemos afrontar un proceso de toma de decisiones, que es el proceso por el cual realizaremos la elección entre un grupo de alternativas. Este proceso consta de una serie de fases que son:</text:p>
      <text:list xml:id="list4756375675536763084" text:style-name="L2">
        <text:list-item>
          <text:p text:style-name="P4">Reconocimiento: Habrá que examinar las opciones que tenemos para escoger.</text:p>
        </text:list-item>
        <text:list-item>
          <text:p text:style-name="P4">Evaluación de alternativas: Se debe hacer una lista con las ventajas e inconvenientes de cada opción</text:p>
        </text:list-item>
        <text:list-item>
          <text:p text:style-name="P4">Elección: Deberemos decantarnos por una alternativa para pensar como minimizar sus inconvenientes.</text:p>
        </text:list-item>
        <text:list-item>
          <text:p text:style-name="P6">Ejecución: Pondremos en práctica el proceso para llevar a cabo la opción escogida.</text:p>
        </text:list-item>
      </text:list>
      <text:p text:style-name="Text_20_body">Entre las opciones más habituales la primera que nos encontramos es la de trabajar. Para ello empezaremos con la búsqueda de empleo para lo cual deberemos ser conscientes de nuestros factores de ocupabilidad. Estos son los factores que influyen en la consecución del trabajo y pueden ser de varios tipos: Factores Estructurales, se refiere al situación del mercado de laboral, es difícil intervenir sobre ellos; Personales, hacen referencia a las características individuales de la persona (edad, sexo etnia, discapacidades); Competenciales, son las características relacionadas con las capacidades profesionales de la persona (formación de base y complementaria, experiencia); Psicosociales, realidad social y cultural que envuelve a la persona (atribución a las causas de desempleo, autoimagen personal y profesional, disponibilidad para el empleo). </text:p>
      <text:p text:style-name="Text_20_body">Una vez analizado esto debemos empezar las acciones para la búsqueda de empleo. Lo primero es determinar que trabajo buscamos para lo cual realizaremos nuestro proyecto profesional. Es un documento en donde identificaremos nuestros objetivos y evaluaremos nuestra formación, experiencia y cualidades o capacidades. Consta de tres fases, cada una de ellas intentará responder a una de estas preguntas: Qué soy, Qué hay, qué y cómo lo busco.</text:p>
      <text:p text:style-name="Text_20_body">La segunda acción a realizar es la localización de ofertas. Para ello disponemos de los canales de búsqueda activos (promocionarse y buscar uno mismo) y pasivos (dejar la búsqueda a terceros). Entre los pasivos están las agencias de colocación y las ETTS, que se diferencian en que estas últimas contratan directamente al candidato para después cederlo a la empresa, sin embargo las agencias de colocación sólo ponen en contacto a la empresa y el candidato. También están las asociaciones profesionales, las bolsas de trabajo de los centros de formación, los sindicatos, ayuntamientos y otras entidades publicas y por supuesto las webs especializadas. Entre los canales activos hay que destacar al red de contactos del candidato y la autocandidatura.</text:p>
      <text:p text:style-name="Text_20_body">Una vez localizada la oferta hay que contactar, para ello disponemos de dos instrumentos cuya finalidad es conseguir una entrevista. Por un lado la carta de presentación. Es como una tarjeta de visita dirigida al responsable de la empresa o al departamento de recursos humanos. Podemos dividirlas en dos tipos, las que responden a una oferta de trabajo que deben aludir al anuncio de esta oferta y destacar lo interesante de la candidatura; y las <text:s/>cartas de autocandidatura, escritas por iniciativa propia en las que se debe reseñar lo que motiva el contacto.</text:p>
      <text:p text:style-name="Text_20_body">Las cartas de presentación siempre deben hacerse a medida para la empresa u oferta, no deben ocupar más de un folio y deben finalizar hablando de la propia disponibilidad, reseñando una forma de contacto y agradeciendo al lector su tiempo. Además, deben aludir y destacar partes del currículum, exponer las razones para presentarla y su diseño debe estar basado en criterios de marketing. Si fuera posible sería bueno tener una carta firmada por los responsables de las empresas previas en las que se haya trabajado.</text:p>
      <text:p text:style-name="Text_20_body">El otro instrumento es el currículum, esto es una recopilación de nuestros datos académicos y experiencia laboral. Se pueden redactar varios tipos, entre los más usados están: el cronológico, cronológico inverso, funcional, por competencias, Europass y el videocurrículum.</text:p>
      <text:p text:style-name="Text_20_body"><text:soft-page-break/>Las últimas acciones a emprender son las encaminadas a entrar en el proceso de selección. Normalmente habrá una entrevista, cuyo objetivo para la empresas será el de evaluar la idoneidad del candidato, comprobar su encaje en la empresa y obtener de este sus puntos fuertes y débiles. Sin embargo desde el punto de vista del candidato la entrevista sólo tiene el objetivo de obtener una oferta de empleo. La entrevista hay que prepararla, para ello se deben analizar nuestras capacidades y competencias, recoger información sobre la empresa, elegir un vestuario adecuado y practicar la entrevista. Durante la misma es conveniente no mentir pero sí omitir nuestros puntos débiles. Y finalmente debemos hacer una evaluación de la entrevista en la que analizaremos como ha ido y enviaremos una carta de agradecimiento a nuestro entrevistador.</text:p>
      <text:p text:style-name="P3">Además de la entrevista nos podemos encontrar con otro tipo de pruebas de selección, estas pueden ser previas o posteriores a la entrevista y hay muchos tipos:</text:p>
      <text:list xml:id="list7148906790857187637" text:style-name="L3">
        <text:list-item>
          <text:p text:style-name="P5">Tests de cultura general</text:p>
        </text:list-item>
        <text:list-item>
          <text:p text:style-name="P5">Tests de personalidad</text:p>
        </text:list-item>
        <text:list-item>
          <text:p text:style-name="P5">Tests de inteligencia</text:p>
        </text:list-item>
        <text:list-item>
          <text:p text:style-name="P5">Pruebas grafológicas</text:p>
        </text:list-item>
        <text:list-item>
          <text:p text:style-name="P5">Pruebas profesionales</text:p>
        </text:list-item>
        <text:list-item>
          <text:p text:style-name="P5">Pruebas físicas/médicas</text:p>
        </text:list-item>
        <text:list-item>
          <text:p text:style-name="P5">Pruebas de dinámica de grupos</text:p>
        </text:list-item>
        <text:list-item>
          <text:p text:style-name="P2">Presentaciones para avaluar nuestra expresión en público</text:p>
        </text:list-item>
      </text:list>
      <text:p text:style-name="Text_20_body">Finalmente y si todo ha ido bien estaremos en la fase de contratación mediante un contrato de trabajo. Además de trabajar por cuenta ajena en España también podemos estar interesados en trabajar en Europa, ya que cualquier ciudadano de la UE puede acceder a un trabajo en cualquiera de los estados miembros o trabajar para la Administración Pública. El 15% de la población activa del estado trabaja para la Administración Pública. Presenta las ventajas de ser un trabajo con seguridad, sin discriminación por edad, sexo o raza y con algunas prestaciones complementarias. Sin embargo también tiene un sueldo prefijado que no podremos superar, un horario fijo y rígido <text:s/>y unas pruebas de selección muy duras. A estas pruebas se les llama oposiciones y para enfrentarnos a ellas lo mejor es empezar buscando información sobre ellas. Para ello podemos consultar anteriores convocatorias donde podremos examinar el temario a preparar.</text:p>
      <text:p text:style-name="Text_20_body">Otra opción al finalizar es la de seguir estudiando. Podemos decantarnos por realizar <text:s/>otro ciclo formativo o acercarnos a la formación para el empleo. <text:s/>La formación profesional en España se divide en tres ramas, por un lado tenemos la FP inicial reglada que se divide en Formación Profesional Básica y Especifica. Esta FP Especifica es la que recoge los programas de Cualificación Profesional Inicial, los ciclos de grado medio y los ciclos de grado superior. Pero también tenemos dos ramas que están fuera de la educación reglada. Estas son la Formación Profesional basada en la experiencia laboral y la Formación Profesional para el Empleo, dividida en formación para desempleados y formación continua. Pues bien,la FP para el Empleo se articula en familias profesionales y está destinada a trabajadores tanto desempleados como en activo por lo que puede ser una buena alternativa para formarse o especializarse después del ciclo.</text:p>
      <text:p text:style-name="Text_20_body">Además al igual que con la opción de trabajar también tenemos la posibilidad de estudiar en Europa. Antes de terminar nuestro ciclo tenemos que realizar un módulo de Formación en Centros de Trabajo que está encuadrado en el programa Cicerón. Estas prácticas FCT se pueden cursar en instituciones de distintos países europeos mediante el programa Leonardo Da Vinci encuadrado en el programa Erasmu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852cm" fo:margin-bottom="2.10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íaz Garrido</meta:initial-creator>
    <meta:creation-date>2018-02-03T11:11:29.89</meta:creation-date>
    <dc:date>2018-04-15T18:39:44.41</dc:date>
    <dc:creator>Javier Díaz Garrido</dc:creator>
    <meta:editing-duration>PT11H43M24S</meta:editing-duration>
    <meta:editing-cycles>5</meta:editing-cycles>
    <meta:generator>OpenOffice/4.1.5$Win32 OpenOffice.org_project/415m1$Build-9789</meta:generator>
    <meta:printed-by>Javier Díaz Garrido</meta:printed-by>
    <meta:print-date>2018-04-15T18:39:40.13</meta:print-date>
    <meta:document-statistic meta:table-count="0" meta:image-count="0" meta:object-count="0" meta:page-count="2" meta:paragraph-count="25" meta:word-count="1175" meta:character-count="7513"/>
  </office:meta>
</office:document-meta>
</file>